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785" officeooo:paragraph-rsid="001e117e"/>
    </style:style>
    <style:style style:name="P2" style:family="paragraph" style:parent-style-name="Standard">
      <style:text-properties officeooo:rsid="001f74fc" officeooo:paragraph-rsid="001f74fc"/>
    </style:style>
    <style:style style:name="P3" style:family="paragraph" style:parent-style-name="Standard">
      <style:text-properties officeooo:rsid="002022c2" officeooo:paragraph-rsid="002022c2"/>
    </style:style>
    <style:style style:name="P4" style:family="paragraph" style:parent-style-name="Standard">
      <style:text-properties officeooo:rsid="0020f80e" officeooo:paragraph-rsid="0020f80e"/>
    </style:style>
    <style:style style:name="P5" style:family="paragraph" style:parent-style-name="Standard">
      <style:text-properties officeooo:rsid="00213fd9" officeooo:paragraph-rsid="00213fd9"/>
    </style:style>
    <style:style style:name="P6" style:family="paragraph" style:parent-style-name="Standard">
      <style:text-properties officeooo:rsid="0021af36" officeooo:paragraph-rsid="0021af36"/>
    </style:style>
    <style:style style:name="P7" style:family="paragraph" style:parent-style-name="Standard">
      <style:text-properties officeooo:rsid="0022d6b9" officeooo:paragraph-rsid="0022d6b9"/>
    </style:style>
    <style:style style:name="P8" style:family="paragraph" style:parent-style-name="Standard">
      <style:text-properties officeooo:rsid="00250d83" officeooo:paragraph-rsid="00250d83"/>
    </style:style>
    <style:style style:name="P9" style:family="paragraph" style:parent-style-name="Standard">
      <style:text-properties officeooo:rsid="001f74fc" officeooo:paragraph-rsid="00265a5f"/>
    </style:style>
    <style:style style:name="P10" style:family="paragraph" style:parent-style-name="Standard">
      <style:text-properties officeooo:rsid="001f74fc" officeooo:paragraph-rsid="001f74fc"/>
    </style:style>
    <style:style style:name="P11" style:family="paragraph" style:parent-style-name="Standard">
      <style:text-properties fo:color="#ff0000" loext:opacity="100%" fo:font-weight="bold" officeooo:rsid="00265a5f" officeooo:paragraph-rsid="00265a5f" style:font-weight-asian="bold" style:font-weight-complex="bold"/>
    </style:style>
    <style:style style:name="P12" style:family="paragraph" style:parent-style-name="Standard">
      <style:text-properties fo:color="#ff0000" loext:opacity="100%" fo:font-weight="bold" officeooo:rsid="002022c2" officeooo:paragraph-rsid="002022c2" style:font-weight-asian="bold" style:font-weight-complex="bold"/>
    </style:style>
    <style:style style:name="P13" style:family="paragraph" style:parent-style-name="Standard">
      <style:text-properties fo:color="#ff0000" loext:opacity="100%" fo:font-weight="bold" officeooo:rsid="001f74fc" officeooo:paragraph-rsid="00265a5f" style:font-weight-asian="bold" style:font-weight-complex="bold"/>
    </style:style>
    <style:style style:name="P14" style:family="paragraph" style:parent-style-name="Standard">
      <style:text-properties fo:color="#ff0000" loext:opacity="100%" fo:font-weight="bold" officeooo:rsid="0027ea0d" officeooo:paragraph-rsid="0027ea0d" style:font-weight-asian="bold" style:font-weight-complex="bold"/>
    </style:style>
    <style:style style:name="P15" style:family="paragraph" style:parent-style-name="Standard">
      <style:text-properties fo:color="#ff0000" loext:opacity="100%" fo:font-weight="bold" officeooo:rsid="00203069" officeooo:paragraph-rsid="00203069" style:font-weight-asian="bold" style:font-weight-complex="bold"/>
    </style:style>
    <style:style style:name="P16" style:family="paragraph" style:parent-style-name="Standard">
      <style:text-properties fo:color="#ff0000" loext:opacity="100%" fo:font-weight="bold" officeooo:rsid="0020f80e" officeooo:paragraph-rsid="0020f80e" style:font-weight-asian="bold" style:font-weight-complex="bold"/>
    </style:style>
    <style:style style:name="P17" style:family="paragraph" style:parent-style-name="Standard">
      <style:text-properties fo:color="#ff0000" loext:opacity="100%" fo:font-weight="bold" officeooo:rsid="002afb9a" officeooo:paragraph-rsid="002afb9a" style:font-weight-asian="bold" style:font-weight-complex="bold"/>
    </style:style>
    <style:style style:name="P18" style:family="paragraph" style:parent-style-name="Standard">
      <style:text-properties fo:color="#ff0000" loext:opacity="100%" fo:font-weight="bold" officeooo:rsid="002d59df" officeooo:paragraph-rsid="002d59df" style:font-weight-asian="bold" style:font-weight-complex="bold"/>
    </style:style>
    <style:style style:name="P19" style:family="paragraph" style:parent-style-name="Standard">
      <style:text-properties fo:color="#ff0000" loext:opacity="100%" fo:font-weight="bold" officeooo:rsid="002da6ed" officeooo:paragraph-rsid="002da6ed" style:font-weight-asian="bold" style:font-weight-complex="bold"/>
    </style:style>
    <style:style style:name="P20" style:family="paragraph" style:parent-style-name="Standard">
      <style:text-properties officeooo:rsid="002022c2" officeooo:paragraph-rsid="002022c2"/>
    </style:style>
    <style:style style:name="P21" style:family="paragraph" style:parent-style-name="Standard">
      <style:text-properties officeooo:rsid="00203069" officeooo:paragraph-rsid="00203069"/>
    </style:style>
    <style:style style:name="P22" style:family="paragraph" style:parent-style-name="Standard">
      <style:text-properties officeooo:rsid="0020f80e" officeooo:paragraph-rsid="0020f80e"/>
    </style:style>
    <style:style style:name="P23" style:family="paragraph" style:parent-style-name="Standard">
      <style:text-properties officeooo:rsid="00213fd9" officeooo:paragraph-rsid="00213fd9"/>
    </style:style>
    <style:style style:name="P24" style:family="paragraph" style:parent-style-name="Standard">
      <style:text-properties officeooo:rsid="00250d83" officeooo:paragraph-rsid="00250d83"/>
    </style:style>
    <style:style style:name="T1" style:family="text">
      <style:text-properties officeooo:rsid="001e117e"/>
    </style:style>
    <style:style style:name="T2" style:family="text">
      <style:text-properties officeooo:rsid="00203069"/>
    </style:style>
    <style:style style:name="T3" style:family="text">
      <style:text-properties officeooo:rsid="00213fd9"/>
    </style:style>
    <style:style style:name="T4" style:family="text">
      <style:text-properties officeooo:rsid="0022d6b9"/>
    </style:style>
    <style:style style:name="T5" style:family="text">
      <style:text-properties officeooo:rsid="00237091"/>
    </style:style>
    <style:style style:name="T6" style:family="text">
      <style:text-properties officeooo:rsid="00250d83"/>
    </style:style>
    <style:style style:name="T7" style:family="text">
      <style:text-properties fo:color="#ff0000" loext:opacity="100%" officeooo:rsid="002534c8"/>
    </style:style>
    <style:style style:name="T8" style:family="text">
      <style:text-properties officeooo:rsid="002534c8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000000" loext:opacity="100%" fo:font-weight="normal" officeooo:rsid="00268e22" style:font-weight-asian="normal" style:font-weight-complex="normal"/>
    </style:style>
    <style:style style:name="T11" style:family="text">
      <style:text-properties fo:color="#000000" loext:opacity="100%" fo:font-weight="normal" officeooo:rsid="002afb9a" style:font-weight-asian="normal" style:font-weight-complex="normal"/>
    </style:style>
    <style:style style:name="T12" style:family="text">
      <style:text-properties fo:color="#000000" loext:opacity="100%" fo:font-weight="normal" officeooo:rsid="002bf77e" style:font-weight-asian="normal" style:font-weight-complex="normal"/>
    </style:style>
    <style:style style:name="T13" style:family="text">
      <style:text-properties fo:color="#000000" loext:opacity="100%" officeooo:rsid="00268e22"/>
    </style:style>
    <style:style style:name="T14" style:family="text">
      <style:text-properties fo:color="#000000" loext:opacity="100%" officeooo:rsid="0027ea0d"/>
    </style:style>
    <style:style style:name="T15" style:family="text">
      <style:text-properties fo:color="#000000" loext:opacity="100%" officeooo:rsid="002bf77e"/>
    </style:style>
    <style:style style:name="T16" style:family="text">
      <style:text-properties officeooo:rsid="002d59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<text:span text:style-name="T1">03-10</text:span>-2022<text:tab/></text:p>
      <text:p text:style-name="P1"/>
      <text:p text:style-name="P6">1. ¿Para qué sirven los volúmenes?</text:p>
      <text:p text:style-name="P6"/>
      <text:p text:style-name="P6">2. ¿Qué diferencias hay entre los volúmenes y los Bind Mount?</text:p>
      <text:p text:style-name="P6"/>
      <text:p text:style-name="P6">3. Crea un volúmen sin nombre, <text:span text:style-name="T4">¿como lo ha llamado docker?. Muestra la información detallada del volumen y explica qué significa cada linea. Haz lo mismo con un volumen creado por el sistema (lístalos primero).</text:span></text:p>
      <text:p text:style-name="P6"/>
      <text:p text:style-name="P7">4. Elimina todos los volúmenes que hayas creado.</text:p>
      <text:p text:style-name="P7"/>
      <text:p text:style-name="P7">5. Arranca un Bind Mount usando la carpeta “web” del usuario como directorio raiz del servidor apache <text:span text:style-name="T5">(Haz lo mismo con un volumen). Después obtén información del volumen y el bind mount y explica lo que se te muestra.</text:span></text:p>
      <text:p text:style-name="P2"/>
      <text:p text:style-name="P2"><text:span text:style-name="T5">6.</text:span> Arranca la versión más reciente del contenedor de ubuntu y comprueba que está “up”. Después páralo, comprueba que está parado. Por último, elimina el contenedor de ubuntu.</text:p>
      <text:p text:style-name="P2"/>
      <text:p text:style-name="P11">Docker run -it ubuntu</text:p>
      <text:p text:style-name="P11">docker ps -a</text:p>
      <text:p text:style-name="P11">docker stop ID</text:p>
      <text:p text:style-name="P11">docker rm ID</text:p>
      <text:p text:style-name="P2"/>
      <text:p text:style-name="P9"><text:span text:style-name="T5">7</text:span>. Ejecuta el contenedor de apache (busca en Dockerhub) poniéndole nombre “web” ¿qué IP le ha asignado?. Compruébalo.</text:p>
      <text:p text:style-name="P9"><text:span text:style-name="T7"/></text:p>
      <text:p text:style-name="P13"><text:span text:style-name="T8">172,17,0,2</text:span></text:p>
      <text:p text:style-name="P2"/>
      <text:p text:style-name="P3"><text:span text:style-name="T5">8</text:span>. Arranca un contenedor del servicio Tomcat versión jdk11. , llamándolo “Tomcat”, redirigiendolo al puerto 9999 (tomcat usa el puerto 8080). <text:span text:style-name="T2">Comprueba que está funcionando.</text:span></text:p>
      <text:p text:style-name="P3"/>
      <text:p text:style-name="P12">docker run -d --name tomcat -p 9999:8080 tomcat:9-jdk11 <text:s text:c="5"/><text:span text:style-name="T10">(-d para que no se bloquee terminal)</text:span></text:p>
      <text:p text:style-name="P11">docker ps -a</text:p>
      <text:p text:style-name="P11">(para ver la ip… docker inspect tomcat) <text:s text:c="2"/><text:span text:style-name="T13">172.17.0.3:8080 o bien 127,0,0,1:9999 </text:span><text:span text:style-name="T14">o bien, <text:s text:c="136"/>192,168,1,102:9999</text:span></text:p>
      <text:p text:style-name="P3"/>
      <text:p text:style-name="P21"><text:span text:style-name="T5">9.</text:span> Para todos los contenedores que estén funcionando y bórralos.</text:p>
      <text:p text:style-name="P21"/>
      <text:p text:style-name="P14">Docker stop</text:p>
      <text:p text:style-name="P14">docker rm</text:p>
      <text:p text:style-name="P15"/>
      <text:p text:style-name="P21"/>
      <text:p text:style-name="P4"><text:span text:style-name="T5">10</text:span>. Descarga la imagen mariadb (base de datos) y crea un volumen llamado DATA donde vayamos a guardar datos de mariadb. Comprueba que está creado.</text:p>
      <text:p text:style-name="P4"/>
      <text:p text:style-name="P16">docker run --detach --name some-mariadb --env MARIADB_USER=example-user --env MARIADB_PASSWORD=my_cool_secret --env MARIADB_ROOT_PASSWORD=my-secret-pw <text:s/>mariadb:latest <text:span text:style-name="T11">(ver instrucciones en dockerhub para el sitio oficial)</text:span></text:p>
      <text:p text:style-name="P4"/>
      <text:p text:style-name="P16">docker volume create DATA</text:p>
      <text:p text:style-name="P17"><text:soft-page-break/>docker volume ls</text:p>
      <text:p text:style-name="P17"/>
      <text:p text:style-name="P17"/>
      <text:p text:style-name="P4"/>
      <text:p text:style-name="P4"><text:span text:style-name="T5">11</text:span>. Arranca un contenedor con el servicio mariadb funcionando… llamado “db1” con redirección de puerto 3336:3306 y haz el montaje en el volúmen DATA y destino /var/lib/mysql (carpeta del servidor)… <text:span text:style-name="T3">decirle una variable de entorno -e MYSQL_ROOT_PASSWORD=root -e MYSQL_DATABASE=test mariadb</text:span></text:p>
      <text:p text:style-name="P4"/>
      <text:p text:style-name="P16">docker run -d --name bd1 -p 3336:3306 --mount type=volume,src=DATA,dst=/var/lib/mysql -e MYSQL_ROOT_PASSWORD=<text:span text:style-name="T16">root</text:span> -e MYSQL_DATABASE=test mariadb <text:span text:style-name="T15">(ver video explicativo)… ver manual sobre maria db en dockerhub</text:span></text:p>
      <text:p text:style-name="P4"/>
      <text:p text:style-name="P5"><text:span text:style-name="T6">12.</text:span> Comprueba que el servidor está funcionando</text:p>
      <text:p text:style-name="P5"/>
      <text:p text:style-name="P18">docker ps -a</text:p>
      <text:p text:style-name="P5"/>
      <text:p text:style-name="P8">13. Busca en el repositorio de dockerhub y descarga la imagen mysql con una versión no actualizada y obtén información de la misma (explícala) . Muestra las imágenes descargadas hasta ese momento.</text:p>
      <text:p text:style-name="P8"/>
      <text:p text:style-name="P19">Docker run...</text:p>
      <text:p text:style-name="P19">docker inspect….</text:p>
      <text:p text:style-name="P8"/>
      <text:p text:style-name="P8">14. Borra dos imágenes a la vez en caso de que existan. </text:p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04:01:05.229529109</meta:creation-date>
    <meta:generator>LibreOffice/7.3.6.2$Linux_X86_64 LibreOffice_project/30$Build-2</meta:generator>
    <dc:date>2022-10-14T03:09:57.860659629</dc:date>
    <meta:editing-duration>PT5H31M53S</meta:editing-duration>
    <meta:editing-cycles>8</meta:editing-cycles>
    <meta:document-statistic meta:table-count="0" meta:image-count="0" meta:object-count="0" meta:page-count="2" meta:paragraph-count="32" meta:word-count="414" meta:character-count="2803" meta:non-whitespace-character-count="2283"/>
  </office:meta>
</office:document-meta>
</file>